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e1e1e"/>
      <style:paragraph-properties fo:margin-top="0in" fo:margin-bottom="0in" style:contextual-spacing="false" style:line-height-at-least="0.198in" fo:background-color="#1e1e1e"/>
      <style:text-properties fo:color="#d4d4d4" loext:opacity="100%" style:font-name="Consolas" fo:font-size="10.5pt" officeooo:paragraph-rsid="001b6a7b" style:font-name-asian="Times New Roman" style:font-size-asian="10.5pt" style:language-asian="en" style:country-asian="GB" style:font-name-complex="Times New Roman" style:font-size-complex="10.5pt"/>
    </style:style>
    <style:style style:name="P2" style:family="paragraph" style:parent-style-name="Standard">
      <style:paragraph-properties fo:margin-left="0in" fo:margin-right="0in" fo:text-indent="0.5in" style:auto-text-indent="false"/>
      <style:text-properties fo:font-size="18pt" fo:font-weight="bold" officeooo:paragraph-rsid="001b6a7b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left="0in" fo:margin-right="0in" fo:text-indent="0.5in" style:auto-text-indent="false"/>
      <style:text-properties fo:font-size="16pt" fo:font-weight="bold" officeooo:paragraph-rsid="001b6a7b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in" fo:margin-right="0in" fo:text-indent="0.5in" style:auto-text-indent="false"/>
      <style:text-properties officeooo:paragraph-rsid="001b6a7b"/>
    </style:style>
    <style:style style:name="P5" style:family="paragraph" style:parent-style-name="Standard">
      <loext:graphic-properties draw:fill="solid" draw:fill-color="#1e1e1e"/>
      <style:paragraph-properties fo:margin-top="0in" fo:margin-bottom="0in" style:contextual-spacing="false" style:line-height-at-least="0.198in" fo:background-color="#1e1e1e"/>
      <style:text-properties officeooo:paragraph-rsid="001b6a7b"/>
    </style:style>
    <style:style style:name="P6" style:family="paragraph" style:parent-style-name="Standard">
      <loext:graphic-properties draw:fill="solid" draw:fill-color="#1e1e1e"/>
      <style:paragraph-properties fo:margin-top="0in" fo:margin-bottom="0in" style:contextual-spacing="false" style:line-height-at-least="0.198in" fo:background-color="#1e1e1e"/>
      <style:text-properties officeooo:paragraph-rsid="001c5ad3"/>
    </style:style>
    <style:style style:name="P7" style:family="paragraph" style:parent-style-name="Standard">
      <loext:graphic-properties draw:fill="solid" draw:fill-color="#1e1e1e"/>
      <style:paragraph-properties fo:margin-top="0in" fo:margin-bottom="0.1665in" style:contextual-spacing="false" style:line-height-at-least="0.198in" fo:background-color="#1e1e1e"/>
      <style:text-properties officeooo:paragraph-rsid="001c5ad3"/>
    </style:style>
    <style:style style:name="P8" style:family="paragraph" style:parent-style-name="Standard">
      <loext:graphic-properties draw:fill="solid" draw:fill-color="#1e1e1e"/>
      <style:paragraph-properties fo:margin-top="0in" fo:margin-bottom="0in" style:contextual-spacing="false" style:line-height-at-least="0.198in" fo:background-color="#1e1e1e"/>
      <style:text-properties officeooo:paragraph-rsid="001d1856"/>
    </style:style>
    <style:style style:name="P9" style:family="paragraph" style:parent-style-name="Standard">
      <loext:graphic-properties draw:fill="solid" draw:fill-color="#1e1e1e"/>
      <style:paragraph-properties fo:margin-top="0in" fo:margin-bottom="0in" style:contextual-spacing="false" style:line-height-at-least="0.198in" fo:background-color="#1e1e1e"/>
      <style:text-properties fo:color="#d4d4d4" loext:opacity="100%" style:font-name="Consolas" fo:font-size="10.5pt" officeooo:paragraph-rsid="001c5ad3" style:font-name-asian="Times New Roman" style:font-size-asian="10.5pt" style:language-asian="en" style:country-asian="GB" style:font-name-complex="Times New Roman" style:font-size-complex="10.5pt"/>
    </style:style>
    <style:style style:name="P10" style:family="paragraph" style:parent-style-name="Standard">
      <style:paragraph-properties fo:margin-left="0in" fo:margin-right="0in" fo:text-indent="0.5in" style:auto-text-indent="false"/>
      <style:text-properties fo:font-size="18pt" fo:font-weight="bold" officeooo:paragraph-rsid="001c5ad3" style:font-size-asian="18pt" style:font-weight-asian="bold" style:font-size-complex="18pt" style:font-weight-complex="bold"/>
    </style:style>
    <style:style style:name="P11" style:family="paragraph" style:parent-style-name="Standard">
      <style:paragraph-properties fo:margin-left="0in" fo:margin-right="0in" fo:text-indent="0.5in" style:auto-text-indent="false"/>
      <style:text-properties officeooo:paragraph-rsid="001c5ad3"/>
    </style:style>
    <style:style style:name="P12" style:family="paragraph" style:parent-style-name="Standard">
      <style:paragraph-properties fo:margin-left="0in" fo:margin-right="0in" fo:text-indent="0.5in" style:auto-text-indent="false"/>
      <style:text-properties officeooo:paragraph-rsid="001d1856"/>
    </style:style>
    <style:style style:name="T1" style:family="text">
      <style:text-properties fo:color="#9cdcfe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2" style:family="text">
      <style:text-properties fo:color="#9cdcfe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3" style:family="text">
      <style:text-properties fo:color="#9cdcfe" loext:opacity="100%" style:font-name="Consolas" fo:font-size="10.5pt" fo:font-weight="bold" style:font-name-asian="Times New Roman" style:font-size-asian="10.5pt" style:language-asian="en" style:country-asian="GB" style:font-weight-asian="bold" style:font-name-complex="Times New Roman" style:font-size-complex="10.5pt" style:font-weight-complex="bold"/>
    </style:style>
    <style:style style:name="T4" style:family="text">
      <style:text-properties fo:color="#9cdcfe" loext:opacity="100%" fo:font-weight="bold" style:font-weight-asian="bold" style:font-weight-complex="bold"/>
    </style:style>
    <style:style style:name="T5" style:family="text">
      <style:text-properties fo:color="#d4d4d4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6" style:family="text">
      <style:text-properties fo:color="#d4d4d4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7" style:family="text">
      <style:text-properties fo:color="#d4d4d4" loext:opacity="100%" style:font-name="Consolas" fo:font-size="10.5pt" fo:font-weight="bold" style:font-name-asian="Times New Roman" style:font-size-asian="10.5pt" style:language-asian="en" style:country-asian="GB" style:font-weight-asian="bold" style:font-name-complex="Times New Roman" style:font-size-complex="10.5pt" style:font-weight-complex="bold"/>
    </style:style>
    <style:style style:name="T8" style:family="text">
      <style:text-properties fo:color="#dcdcaa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9" style:family="text">
      <style:text-properties fo:color="#dcdcaa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10" style:family="text">
      <style:text-properties fo:color="#dcdcaa" loext:opacity="100%" style:font-name="Consolas" fo:font-size="10.5pt" fo:font-weight="bold" style:font-name-asian="Times New Roman" style:font-size-asian="10.5pt" style:language-asian="en" style:country-asian="GB" style:font-weight-asian="bold" style:font-name-complex="Times New Roman" style:font-size-complex="10.5pt" style:font-weight-complex="bold"/>
    </style:style>
    <style:style style:name="T11" style:family="text">
      <style:text-properties fo:color="#dcdcaa" loext:opacity="100%" fo:font-weight="bold" style:font-weight-asian="bold" style:font-weight-complex="bold"/>
    </style:style>
    <style:style style:name="T12" style:family="text">
      <style:text-properties fo:color="#ce9178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13" style:family="text">
      <style:text-properties fo:color="#ce9178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14" style:family="text">
      <style:text-properties fo:color="#b5cea8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15" style:family="text">
      <style:text-properties fo:color="#b5cea8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16" style:family="text">
      <style:text-properties fo:color="#b5cea8" loext:opacity="100%" style:font-name="Consolas" fo:font-size="10.5pt" fo:font-weight="bold" style:font-name-asian="Times New Roman" style:font-size-asian="10.5pt" style:language-asian="en" style:country-asian="GB" style:font-weight-asian="bold" style:font-name-complex="Times New Roman" style:font-size-complex="10.5pt" style:font-weight-complex="bold"/>
    </style:style>
    <style:style style:name="T17" style:family="text">
      <style:text-properties fo:color="#6a9955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18" style:family="text">
      <style:text-properties fo:color="#6a9955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569cd6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21" style:family="text">
      <style:text-properties fo:color="#569cd6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22" style:family="text">
      <style:text-properties fo:color="#c586c0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23" style:family="text">
      <style:text-properties fo:color="#c586c0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24" style:family="text">
      <style:text-properties fo:font-size="16pt" fo:font-weight="bold" style:font-size-asian="16pt" style:font-weight-asian="bold" style:font-size-complex="16pt" style:font-weight-complex="bold"/>
    </style:style>
    <style:style style:name="T25" style:family="text">
      <style:text-properties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4fc1ff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27" style:family="text">
      <style:text-properties fo:color="#4fc1ff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28" style:family="text">
      <style:text-properties fo:font-size="18pt" fo:font-weight="bold" style:font-size-asian="18pt" style:font-weight-asian="bold" style:font-size-complex="18pt" style:font-weight-complex="bold"/>
    </style:style>
    <style:style style:name="T29" style:family="text">
      <style:text-properties fo:font-size="18pt" fo:font-weight="bold" officeooo:rsid="0014fd05" style:font-size-asian="18pt" style:font-weight-asian="bold" style:font-size-complex="18pt" style:font-weight-complex="bold"/>
    </style:style>
    <style:style style:name="T30" style:family="text">
      <style:text-properties fo:font-size="24pt" fo:font-weight="bold" style:font-size-asian="24pt" style:font-weight-asian="bold" style:font-size-complex="24pt" style:font-weight-complex="bold"/>
    </style:style>
    <style:style style:name="T31" style:family="text">
      <style:text-properties fo:color="#4ec9b0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28">Finding a maximum number from a given array:</text:span><text:span text:style-name="T28"/></text:p>
      <text:p text:style-name="P8"><text:span text:style-name="T20">const</text:span><text:span text:style-name="T5"> </text:span><text:span text:style-name="T8">max</text:span><text:span text:style-name="T5"> = (</text:span><text:span text:style-name="T1">numbers</text:span><text:span text:style-name="T5">) </text:span><text:span text:style-name="T20">=&gt;</text:span><text:span text:style-name="T5"/></text:p>
      <text:p text:style-name="P8"><text:span text:style-name="T5">{</text:span><text:span text:style-name="T5"/></text:p>
      <text:p text:style-name="P8"><text:span text:style-name="T20">let</text:span><text:span text:style-name="T5"> </text:span><text:span text:style-name="T1">result</text:span><text:span text:style-name="T5">= </text:span><text:span text:style-name="T1">numbers</text:span><text:span text:style-name="T5">[</text:span><text:span text:style-name="T14">0</text:span><text:span text:style-name="T5">];</text:span><text:span text:style-name="T5"/></text:p>
      <text:p text:style-name="P8"><text:span text:style-name="T22">for</text:span><text:span text:style-name="T5"> (  </text:span><text:span text:style-name="T1">number</text:span><text:span text:style-name="T5"> </text:span><text:span text:style-name="T20">of</text:span><text:span text:style-name="T5"> </text:span><text:span text:style-name="T1">numbers</text:span><text:span text:style-name="T5">)</text:span><text:span text:style-name="T5"/></text:p>
      <text:p text:style-name="P8"><text:span text:style-name="T5">{</text:span><text:span text:style-name="T5"/></text:p>
      <text:p text:style-name="P8"><text:span text:style-name="T5">    </text:span><text:span text:style-name="T22">if</text:span><text:span text:style-name="T5">(</text:span><text:span text:style-name="T1">number</text:span><text:span text:style-name="T5"> &gt; </text:span><text:span text:style-name="T1">result</text:span><text:span text:style-name="T5">)</text:span><text:span text:style-name="T5"/></text:p>
      <text:p text:style-name="P8"><text:span text:style-name="T5">    {</text:span><text:span text:style-name="T5"/></text:p>
      <text:p text:style-name="P8"><text:span text:style-name="T5">        </text:span><text:span text:style-name="T1">result</text:span><text:span text:style-name="T5"> = </text:span><text:span text:style-name="T1">number</text:span><text:span text:style-name="T5">;</text:span><text:span text:style-name="T5"/></text:p>
      <text:p text:style-name="P8"><text:span text:style-name="T5">    }</text:span><text:span text:style-name="T5"/></text:p>
      <text:p text:style-name="P8"><text:span text:style-name="T5">}</text:span><text:span text:style-name="T5"/></text:p>
      <text:p text:style-name="P8"><text:span text:style-name="T22">return</text:span><text:span text:style-name="T5"> </text:span><text:span text:style-name="T1">result</text:span><text:span text:style-name="T5">;</text:span><text:span text:style-name="T5"/></text:p>
      <text:p text:style-name="P8"><text:span text:style-name="T5">}</text:span><text:span text:style-name="T5"/></text:p>
      <text:p text:style-name="P8"><text:span text:style-name="T3">console</text:span><text:span text:style-name="T7">.</text:span><text:span text:style-name="T10">log</text:span><text:span text:style-name="T7">(</text:span><text:span text:style-name="T10">max</text:span><text:span text:style-name="T7">([</text:span><text:span text:style-name="T16">0</text:span><text:span text:style-name="T7">, </text:span><text:span text:style-name="T16">1</text:span><text:span text:style-name="T7">, </text:span><text:span text:style-name="T16">2</text:span><text:span text:style-name="T7">, ,</text:span><text:span text:style-name="T16">3</text:span><text:span text:style-name="T7">, </text:span><text:span text:style-name="T16">4</text:span><text:span text:style-name="T7">, </text:span><text:span text:style-name="T16">5</text:span><text:span text:style-name="T7">, </text:span><text:span text:style-name="T16">6</text:span><text:span text:style-name="T7">, </text:span><text:span text:style-name="T16">22</text:span><text:span text:style-name="T7">, </text:span><text:span text:style-name="T16">88</text:span><text:span text:style-name="T7">, </text:span><text:span text:style-name="T16">4</text:span><text:span text:style-name="T7">, </text:span><text:span text:style-name="T16">3</text:span><text:span text:style-name="T7">, </text:span><text:span text:style-name="T16">96</text:span><text:span text:style-name="T7">, </text:span><text:span text:style-name="T16">8</text:span><text:span text:style-name="T7">, </text:span><text:span text:style-name="T16">632</text:span><text:span text:style-name="T7">, </text:span><text:span text:style-name="T16">148</text:span><text:span text:style-name="T7">, </text:span><text:span text:style-name="T16">3625</text:span><text:span text:style-name="T7">, </text:span><text:span text:style-name="T16">8896</text:span><text:span text:style-name="T7">, </text:span><text:span text:style-name="T16">1452</text:span><text:span text:style-name="T7">, </text:span><text:span text:style-name="T16">99999</text:span><text:span text:style-name="T7">]));</text:span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5.2.2$Linux_X86_64 LibreOffice_project/50$Build-2</meta:generator>
    <dc:date>2023-05-06T23:08:00.742604209</dc:date>
    <meta:editing-duration>PT5M19S</meta:editing-duration>
    <meta:editing-cycles>6</meta:editing-cycles>
    <meta:document-statistic meta:table-count="0" meta:image-count="0" meta:object-count="0" meta:page-count="1" meta:paragraph-count="14" meta:word-count="54" meta:character-count="288" meta:non-whitespace-character-count="227"/>
  </office:meta>
</office:document-meta>
</file>